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adea" svg:font-family="Caladea"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Caladea" fo:font-size="10.5pt" style:font-size-asian="10.5pt" fo:language="de" fo:country="DE"/>
    </style:style>
    <style:style style:name="P2" style:parent-style-name="Standard" style:family="paragraph">
      <style:text-properties style:font-name="Caladea" fo:font-size="10.5pt" style:font-size-asian="10.5pt" fo:language="de" fo:country="DE"/>
    </style:style>
    <style:style style:name="P3" style:parent-style-name="Standard" style:family="paragraph">
      <style:text-properties style:font-name="Caladea" fo:font-size="10.5pt" style:font-size-asian="10.5pt" fo:language="de" fo:country="DE"/>
    </style:style>
    <style:style style:name="P4" style:parent-style-name="Standard" style:family="paragraph">
      <style:text-properties style:font-name="Caladea" fo:font-size="10.5pt" style:font-size-asian="10.5pt" fo:language="de" fo:country="DE"/>
    </style:style>
    <style:style style:name="P5" style:parent-style-name="Standard" style:family="paragraph">
      <style:text-properties style:font-name="Caladea" fo:font-size="10.5pt" style:font-size-asian="10.5pt" fo:language="de" fo:country="DE"/>
    </style:style>
    <style:style style:name="P6" style:parent-style-name="Standard" style:family="paragraph">
      <style:text-properties style:font-name="Caladea" fo:font-size="10.5pt" style:font-size-asian="10.5pt" fo:language="de" fo:country="DE"/>
    </style:style>
    <style:style style:name="P7" style:parent-style-name="Standard" style:family="paragraph">
      <style:text-properties style:font-name="Caladea" fo:font-size="10.5pt" style:font-size-asian="10.5pt" fo:language="de" fo:country="DE"/>
    </style:style>
    <style:style style:name="P8" style:parent-style-name="Standard" style:family="paragraph">
      <style:text-properties style:font-name="Caladea" fo:font-size="10.5pt" style:font-size-asian="10.5pt" fo:language="de" fo:country="DE"/>
    </style:style>
    <style:style style:name="P9" style:parent-style-name="Standard" style:family="paragraph">
      <style:text-properties style:font-name="Caladea" fo:font-size="10.5pt" style:font-size-asian="10.5pt" fo:language="de" fo:country="DE"/>
    </style:style>
    <style:style style:name="P10" style:parent-style-name="Standard" style:family="paragraph">
      <style:paragraph-properties fo:break-before="page" fo:text-align="justify"/>
      <style:text-properties style:font-name="Caladea" fo:font-size="10.5pt" style:font-size-asian="10.5pt" fo:language="de" fo:country="DE"/>
    </style:style>
    <style:style style:name="P11" style:parent-style-name="Standard" style:family="paragraph">
      <style:paragraph-properties fo:text-align="justify"/>
      <style:text-properties style:font-name="Caladea" fo:font-size="10.5pt" style:font-size-asian="10.5pt" fo:language="de" fo:country="DE"/>
    </style:style>
    <style:style style:name="P12" style:parent-style-name="Standard" style:family="paragraph">
      <style:paragraph-properties fo:text-align="justify"/>
      <style:text-properties style:font-name="Caladea" fo:font-size="10.5pt" style:font-size-asian="10.5pt" fo:language="de" fo:country="DE"/>
    </style:style>
    <style:style style:name="P13" style:parent-style-name="Standard" style:family="paragraph">
      <style:paragraph-properties fo:text-align="justify"/>
      <style:text-properties style:font-name="Caladea" fo:font-size="10.5pt" style:font-size-asian="10.5pt" fo:language="de" fo:country="DE"/>
    </style:style>
    <style:style style:name="P14" style:parent-style-name="Standard" style:family="paragraph">
      <style:paragraph-properties fo:text-align="justify"/>
      <style:text-properties style:font-name="Caladea" fo:font-size="10.5pt" style:font-size-asian="10.5pt" fo:language="de" fo:country="DE"/>
    </style:style>
    <style:style style:name="P15" style:parent-style-name="Standard" style:family="paragraph">
      <style:paragraph-properties fo:text-align="justify"/>
      <style:text-properties style:font-name="Caladea" fo:font-size="10.5pt" style:font-size-asian="10.5pt" fo:language="de" fo:country="DE"/>
    </style:style>
    <style:style style:name="P16" style:parent-style-name="Standard" style:family="paragraph">
      <style:paragraph-properties fo:text-align="justify"/>
    </style:style>
    <style:style style:name="T17" style:parent-style-name="Absatz-Standardschriftart" style:family="text">
      <style:text-properties style:font-name="Caladea" fo:font-size="10.5pt" style:font-size-asian="10.5pt" fo:language="de" fo:country="DE"/>
    </style:style>
  </office:automatic-styles>
  <office:body>
    <office:text text:use-soft-page-breaks="true">
      <text:p text:style-name="P1">Bridge Pattern</text:p>
      <text:p text:style-name="P2">Die einzelnen Pizzaklassen unterscheiden sich nur geringfügig<text:s/>voneinander, dennoch muss jede einzelne Pizzaklasse einzeln implementiert werden, um den Bridge Pattern<text:s/>gerecht zu werden.</text:p>
      <text:p text:style-name="P3"/>
      <text:p text:style-name="P4"/>
      <text:p text:style-name="P5">Visitor Pattern</text:p>
      <text:p text:style-name="P6"/>
      <text:p text:style-name="P7">Wenn eine neue Pizzaklasse (concrete element)<text:s/>hinzugefügt<text:s/>wird, dann muss jeder<text:s/>existierende<text:s/>Koch (visitor) erweitert werden, damit dieser auf die neue Pizzaklasse reagieren kann. Das führt dazu,<text:s/>dass<text:s/>mit jeder neuen Pizzaklassen der Umfang der Kochklassen steigt.</text:p>
      <text:p text:style-name="P8"/>
      <text:p text:style-name="P9"/>
      <text:soft-page-break/>
      <text:p text:style-name="P10">Entwurfsmuster bieten eine Problem unspezifische Struktur, die von anderen Entwicklern<text:s/>erkennbar ist und ermöglichen die Wiederverwendung von bestehendem Quellcode. Dennoch kann der übermäßige oder unpassende Einsatz von Design Pattern <text:s/>zur erhöhten Komplexität des Quellcodes führen. Im Folgenden wird die korrekte Arbeitsweise und die Code-and-Fix<text:s/>Arbeitsweise<text:s/>verglichen, mit dem Fokus auf dem Einsatz von Entwurfsmuster.</text:p>
      <text:p text:style-name="P11"><text:tab/>Entwurfsmuster können durch Benennung<text:s/>und Aufbau von einem Entwickler schnell erkannt werden. Durch die Wiedererkennung des Patterns muss der Entwickler sich nicht den gesamten<text:s/>Quellcode durch gehen, sondern nur den Teil des Quellcodes, für den sich der Entwickler interessiert. Dadurch kann der Entwickler den Quellcode in geringer Zeit anpassen oder erweitern. Bei der Erweiterung kann z.B. das Adapterpattern benutzt werden um bestehende Klassen zu erweitern oder anzupassen. Wenn sich nun der Entwickler auch bei seiner Änderung an das Entwicklungsmuster hält, dann Bleibt der Quellcode auch für folgende Entwickler in einem wiedererkennbaren Zustand.</text:p>
      <text:p text:style-name="P12"><text:tab/>Dieses<text:s/>Beispiel<text:s/>zeigt das Entwicklungspattern das<text:s/>gezielte<text:s/>Ändern einer<text:s/>bestehenden<text:s/>Implementierung erleichtern und den Zeitaufwand verringern können.<text:s/>Trotz dessen<text:s/>werden Entwurfsmuster nicht von allen<text:s/>Entwicklern<text:s/>eingesetzt. Dies geschieht nicht Grundlos und kann auf mehrere Probleme zurückgeführt werden. Im Folgenden möchte ich die Probleme<text:s/>benennen<text:s/>und beschreiben die mir im Besonderen aufgefallen sind.</text:p>
      <text:p text:style-name="P13"><text:tab/>Eines der Probleme meiner Meinung nach ist die übliche<text:s/>zeitliche Positionierung<text:s/>der<text:s/>Pattern Auswahl. Ein normaler Entwickler wird meist ein Problem geschildert, das dieser bewältigen soll. Nun arbeitet sich der Entwickler in das Problem ein und überlägt sich mögliche<text:s/>Implantationen<text:s/>wie er das Problem lösen könnte. Als nächstes gibt es zwei<text:s/>Möglichkeiten<text:s/>was der Entwickler als nächstes machen könnte. Entweder er Programmiert seine Implementierung oder er überlegt sich ein passendes Entwicklungsmuster. Ersteres wird oft als Code-and-Fix bezeichnet und<text:s/>letzteres<text:s/>als die korrekte Arbeitsweise.</text:p>
      <text:p text:style-name="P14"><text:tab/>Die<text:s/>korrekte<text:s/>Arbeitsweise hat das Problem, das ein weitere Problemlösung (Auswahl<text:s/>des Entwurfsmusters), zwischen die<text:s/>Überbelegungen<text:s/>des Hauptproblems und dessen Umsetzung gelegt<text:s/>wird. Das bewirkt zwei Kontextwechsel beim Programmierer:<text:s/>von dem Hauptproblem zur Auswahl des Entwurfsmusters und zurück. Dies führt zu einem zeitlichen<text:s/>Verlust<text:s/>des Entwicklers. Weiterhin könnte der Entwickler<text:s/>Überlegungen<text:s/>vergessen die er vor der Auswahl des Entwurfsmusters<text:s/>für das Hauptproblem getroffen hat und muss sich erneut in das Hauptproblem einarbeiten. Weiterhin besteht die<text:s/>Möglichkeit,<text:s/>dass<text:s/>bei der Auswahl des Entwurfsmusters ein unpassendes Entwurfsmuster gewählt wurde und sich dies erst während der Implementierung zeigt. Entweder könnte es hingenommen werden und die Implementierung an dem unpassenden Entwurfsmuster angepasst werden, was die<text:s/>Lesbarkeit<text:s/>des Quellcodes<text:s/>verringert<text:s/>oder es wird ein passendes Entwurfsmuster ausgewählt, dafür muss aber das bestehende Entwurfsmuster und die Implementierung verworfen werden. Der letztere Fall führt dabei zu einem enormen<text:s/>zeitlichen Verlust.</text:p>
      <text:p text:style-name="P15"><text:tab/>Die Code-and-Fix Lösung, die im Folgenden als Protoyping bezeichnet wird, hat keinen Kontextwechsel zwischen der Analyse des Hauptproblems und dessen Umsetzung, hat aber das Problem das kein Entwurfsmuster zum Zeitpunkt der ersten Implementation vorliegt, dies erschwert die Einarbeitung in den Quellcode für Zukünftige Nutzer. Um dieses Problem zu beseitigen muss nach der ersten Implementierung (Prototype), überlegt werden ob der Einsatz eines<text:s/>Entwurfsmusters<text:s/>zur Strukturierung des Quellcode<text:s/>eingesetzt<text:s/>werden soll. Der im Protoype erstellte Quellcode kann dann beim Einsatz eines<text:s/>Entwurfsmusters<text:s/>auf diesen Abstrahiert werden, da der Entwickler noch keine feste Quellcodestruktur zum Zeitpunkt des Protoypes erstellt haben sollte und nur<text:s/>Funktionen<text:s/>in Methoden kapseln sollte. Das Hauptproblem bei dieser<text:s/>Vorgehensweise<text:s/>ist, das die nötige Zeit zur Entwurfsmusterauswahl nach der Prototype-Implementation einberechnet werden muss. Zeitlicher druck wird dazu führen, dass das Problem frühzeitig als beendet erklärt wird und der Prototype als fertige Lösung übergeben wird. Dies führt dazu,<text:s/>dass<text:s/>Quellcode<text:s/>unstrukturiert<text:s/>liegen gelassen wird und dieser für zukünftige Entwickler schwerer zu verstehen ist und diese somit eine längere Einarbeitungszeit haben. <text:s/>Im<text:s/>Gegensatz dazu kann die Lösung bei der korrekten Arbeitweise erst übergeben werden, wenn die Struktur schon<text:s/>eingeplant<text:s/>ist, da diese vor der Implementierung umgesetzt wird. Dabei ist auch zusehen, das bei der korrekten<text:s/>Arbeitsweise<text:s/>die Implementierung an das Entwurfsmuster angepasst wird und beim Prototyping das Entwurfsmuster an der Implementierung.</text:p>
      <text:p text:style-name="P16"><text:span text:style-name="T17"><text:tab/>Die Endgültige Auswahl liegt beim Entwickler, dieser kann entscheiden welche Vorgehensweise er für sich bevorzu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adea" svg:font-family="Caladea"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harp"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roxar </meta:initial-creator>
    <dc:creator>Groxar</dc:creator>
    <meta:creation-date>2013-12-11T19:46:00Z</meta:creation-date>
    <dc:date>2014-01-06T15:12:00Z</dc:date>
    <meta:template xlink:href="Normal.dotm" xlink:type="simple"/>
    <meta:editing-cycles>5</meta:editing-cycles>
    <meta:editing-duration>PT0S</meta:editing-duration>
    <meta:document-statistic meta:page-count="2" meta:paragraph-count="10" meta:word-count="739" meta:character-count="5391" meta:row-count="38" meta:non-whitespace-character-count="4662"/>
  </office:meta>
</office:document-meta>
</file>